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1e905" officeooo:paragraph-rsid="0001e905"/>
    </style:style>
    <style:style style:name="P2" style:family="paragraph" style:parent-style-name="Standard">
      <style:text-properties fo:font-size="14pt" officeooo:rsid="0001e905" officeooo:paragraph-rsid="0001e905"/>
    </style:style>
    <style:style style:name="P3" style:family="paragraph" style:parent-style-name="Standard">
      <style:text-properties fo:font-size="12pt" officeooo:rsid="0001e905" officeooo:paragraph-rsid="0001e905"/>
    </style:style>
    <style:style style:name="P4" style:family="paragraph" style:parent-style-name="Standard">
      <style:text-properties officeooo:paragraph-rsid="0001f861"/>
    </style:style>
    <style:style style:name="P5" style:family="paragraph" style:parent-style-name="Standard">
      <style:text-properties officeooo:rsid="000823eb" officeooo:paragraph-rsid="000823eb"/>
    </style:style>
    <style:style style:name="T1" style:family="text">
      <style:text-properties style:font-name="Times New Roman" fo:language="en" fo:country="US" style:font-size-asian="12pt" style:font-name-complex="Times New Roman1" style:font-size-complex="12pt"/>
    </style:style>
    <style:style style:name="T2" style:family="text">
      <style:text-properties fo:font-size="12pt"/>
    </style:style>
    <style:style style:name="T3" style:family="text">
      <style:text-properties fo:font-size="12pt" officeooo:rsid="0001f861"/>
    </style:style>
    <style:style style:name="T4" style:family="text">
      <style:text-properties fo:font-size="12pt" officeooo:rsid="0004551d"/>
    </style:style>
    <style:style style:name="T5" style:family="text">
      <style:text-properties fo:font-size="12pt" officeooo:rsid="0005fb30"/>
    </style:style>
    <style:style style:name="T6" style:family="text">
      <style:text-properties fo:font-size="12pt" officeooo:rsid="000823eb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5f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 2063 Mobile Application Development</text:p>
      <text:p text:style-name="P2">Etchpad Application Readme – Group 12</text:p>
      <text:p text:style-name="P2">Authors: Brandon Franklin (3532332), Shawn Norrie (<text:span text:style-name="T1">3536830</text:span>)</text:p>
      <text:p text:style-name="P2"/>
      <text:p text:style-name="P2">Overview</text:p>
      <text:p text:style-name="P1">Etchpad is a sketching application based on the etch-a-sketch. The app allows users to draw in multiple colors and sizes on a canvas. These drawings can be saved and reloaded or exported as JPG’s to the device’s gallery. The color selection may be customized and various settings can be adjusted for customization. <text:span text:style-name="T8">Most details can be found in the help menu!</text:span></text:p>
      <text:p text:style-name="P1"/>
      <text:p text:style-name="P2">Requirements:</text:p>
      <text:p text:style-name="P1">Min SDK: 26</text:p>
      <text:p text:style-name="P1">Max SDK: 29</text:p>
      <text:p text:style-name="P1"/>
      <text:p text:style-name="P1">Tested on a LG G5 (sdk 28), Samsung Galaxy S10 (sdk 29) and a Samsung Galaxy S4 running Lineage OS (sdk 29).</text:p>
      <text:p text:style-name="P1"/>
      <text:p text:style-name="P1">Device to device required Bluetooth (BLE) capabilities and as such DOES NOT WORK ON AN EMULATOR.</text:p>
      <text:p text:style-name="P1"/>
      <text:p text:style-name="P2">Limitations:</text:p>
      <text:p text:style-name="P3"/>
      <text:p text:style-name="P3">Though many adjustments were made to assist in stability, device to device connectivity may not work for all devices. There are a lot of edge cases and so some were definitely missed. If connecting two devices does not work, try switching which is hosting and which is joining. It may take a few moments for the devices to connect.</text:p>
      <text:p text:style-name="P3"/>
      <text:p text:style-name="P3">Additionally, there was not enough time to implement a proper file chooser into the app, so JSON save and load files are in the application directory. The save and load dialogs do not require the extension.</text:p>
      <text:p text:style-name="P3"/>
      <text:p text:style-name="P4"><text:span text:style-name="T3">Please read the help menu as it may clear up some “is this in</text:span><text:span text:style-name="T5">t</text:span><text:span text:style-name="T3">ended / </text:span><text:span text:style-name="T6">how do I...</text:span><text:span text:style-name="T3">” questions. The code has </text:span><text:span text:style-name="T6">a lot of </text:span><text:span text:style-name="T3">Javadocs so if needed you can navigate the code. We used a MVVM model for this app. Also note that there is a small timeout on shaking the device, so if it won’t undo wait a second before shaking again. This was inconsistent across devices after a lot of adjustments.</text:span><text:span text:style-name="T4"> </text:span></text:p>
      <text:p text:style-name="P4"><text:span text:style-name="T4"/></text:p>
      <text:p text:style-name="P5"><text:span text:style-name="T4">H</text:span><text:span text:style-name="T2">ave Fun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07T21:08:27.404000000</dc:date>
    <meta:editing-duration>PT6M52S</meta:editing-duration>
    <meta:editing-cycles>4</meta:editing-cycles>
    <meta:document-statistic meta:table-count="0" meta:image-count="0" meta:object-count="0" meta:page-count="1" meta:paragraph-count="15" meta:word-count="297" meta:character-count="1681" meta:non-whitespace-character-count="1397"/>
  </office:meta>
</office:document-meta>
</file>